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WI</text:p>
          </table:table-cell>
          <table:table-cell table:style-name="ce1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799.16" calcext:value-type="float">
            <text:p>2799.16</text:p>
          </table:table-cell>
          <table:table-cell table:style-name="ce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973.32" calcext:value-type="float">
            <text:p>2973.32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139.44" calcext:value-type="float">
            <text:p>3139.44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155.64" calcext:value-type="float">
            <text:p>3155.64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301.44" calcext:value-type="float">
            <text:p>3301.44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532.36" calcext:value-type="float">
            <text:p>3532.36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641.72" calcext:value-type="float">
            <text:p>3641.72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673.8" calcext:value-type="float">
            <text:p>3673.8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855.8" calcext:value-type="float">
            <text:p>3855.8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007.12" calcext:value-type="float">
            <text:p>4007.12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086.76" calcext:value-type="float">
            <text:p>4086.76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291.4" calcext:value-type="float">
            <text:p>4291.4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396.64" calcext:value-type="float">
            <text:p>4396.64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576.32" calcext:value-type="float">
            <text:p>4576.32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658.72" calcext:value-type="float">
            <text:p>4658.72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938.36" calcext:value-type="float">
            <text:p>4938.36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213.44" calcext:value-type="float">
            <text:p>5213.44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571.76" calcext:value-type="float">
            <text:p>5571.76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893.76" calcext:value-type="float">
            <text:p>5893.76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186.24" calcext:value-type="float">
            <text:p>6186.24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497.08" calcext:value-type="float">
            <text:p>6497.08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133.8" calcext:value-type="float">
            <text:p>7133.8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580.16" calcext:value-type="float">
            <text:p>7580.16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8030.76" calcext:value-type="float">
            <text:p>8030.76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630.92" calcext:value-type="float">
            <text:p>8630.9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226.48" calcext:value-type="float">
            <text:p>9226.48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779.44" calcext:value-type="float">
            <text:p>9779.44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556.03" calcext:value-type="float">
            <text:p>10556.03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479.46" calcext:value-type="float">
            <text:p>11479.46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513.46" calcext:value-type="float">
            <text:p>12513.46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3773.1" calcext:value-type="float">
            <text:p>13773.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4531.34" calcext:value-type="float">
            <text:p>14531.34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5239.24" calcext:value-type="float">
            <text:p>15239.24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6135.07" calcext:value-type="float">
            <text:p>16135.07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6822.51" calcext:value-type="float">
            <text:p>16822.51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7321.82" calcext:value-type="float">
            <text:p>17321.82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426.51" calcext:value-type="float">
            <text:p>18426.51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334.04" calcext:value-type="float">
            <text:p>19334.04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099.55" calcext:value-type="float">
            <text:p>20099.55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1027.98" calcext:value-type="float">
            <text:p>21027.98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1811.6" calcext:value-type="float">
            <text:p>21811.6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2935.42" calcext:value-type="float">
            <text:p>22935.4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132.67" calcext:value-type="float">
            <text:p>23132.6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3753.53" calcext:value-type="float">
            <text:p>23753.5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4705.66" calcext:value-type="float">
            <text:p>24705.66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913.9" calcext:value-type="float">
            <text:p>25913.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7426" calcext:value-type="float">
            <text:p>27426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861.44" calcext:value-type="float">
            <text:p>28861.4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0469.84" calcext:value-type="float">
            <text:p>30469.8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154.82" calcext:value-type="float">
            <text:p>32154.8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2921.92" calcext:value-type="float">
            <text:p>32921.9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252.09" calcext:value-type="float">
            <text:p>33252.09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064.95" calcext:value-type="float">
            <text:p>34064.95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648.55" calcext:value-type="float">
            <text:p>35648.55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6952.94" calcext:value-type="float">
            <text:p>36952.94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8651.41" calcext:value-type="float">
            <text:p>38651.4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405.48" calcext:value-type="float">
            <text:p>40405.48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334.97" calcext:value-type="float">
            <text:p>41334.9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0711.61" calcext:value-type="float">
            <text:p>40711.6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673.83" calcext:value-type="float">
            <text:p>41673.8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979.61" calcext:value-type="float">
            <text:p>42979.6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321.67" calcext:value-type="float">
            <text:p>44321.6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888.16" calcext:value-type="float">
            <text:p>44888.16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481.52" calcext:value-type="float">
            <text:p>46481.52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098.63" calcext:value-type="float">
            <text:p>48098.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6:27:16.121913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4:20:52.776161363</meta:creation-date>
    <dc:date>2017-03-20T16:31:20.319235837</dc:date>
    <meta:editing-duration>PT4M54S</meta:editing-duration>
    <meta:editing-cycles>2</meta:editing-cycles>
    <meta:generator>LibreOffice/5.1.6.2$Linux_X86_64 LibreOffice_project/10m0$Build-2</meta:generator>
    <meta:document-statistic meta:table-count="1" meta:cell-count="132" meta:object-count="0"/>
  </office:meta>
</office:document-meta>
</file>